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bda6" officeooo:paragraph-rsid="0007bda6"/>
    </style:style>
    <style:style style:name="P2" style:family="paragraph" style:parent-style-name="Standard">
      <style:text-properties officeooo:rsid="00085172" officeooo:paragraph-rsid="00085172"/>
    </style:style>
    <style:style style:name="P3" style:family="paragraph" style:parent-style-name="Standard">
      <style:text-properties officeooo:rsid="000b5923" officeooo:paragraph-rsid="000b5923"/>
    </style:style>
    <style:style style:name="P4" style:family="paragraph" style:parent-style-name="Standard">
      <style:text-properties officeooo:rsid="000c2d74" officeooo:paragraph-rsid="000c2d74"/>
    </style:style>
    <style:style style:name="P5" style:family="paragraph" style:parent-style-name="Standard">
      <style:text-properties officeooo:rsid="000dcbbd" officeooo:paragraph-rsid="000c2d74"/>
    </style:style>
    <style:style style:name="P6" style:family="paragraph" style:parent-style-name="Standard">
      <style:text-properties officeooo:rsid="000dcbbd" officeooo:paragraph-rsid="000dcbbd"/>
    </style:style>
    <style:style style:name="P7" style:family="paragraph" style:parent-style-name="Standard">
      <style:text-properties officeooo:rsid="000dcbbd" officeooo:paragraph-rsid="0018f690"/>
    </style:style>
    <style:style style:name="P8" style:family="paragraph" style:parent-style-name="Standard">
      <style:text-properties officeooo:rsid="0010d160" officeooo:paragraph-rsid="0010d160"/>
    </style:style>
    <style:style style:name="P9" style:family="paragraph" style:parent-style-name="Standard">
      <style:text-properties officeooo:rsid="00114a28" officeooo:paragraph-rsid="00114a28"/>
    </style:style>
    <style:style style:name="P10" style:family="paragraph" style:parent-style-name="Standard">
      <style:text-properties officeooo:rsid="0014f6bc" officeooo:paragraph-rsid="0014f6bc"/>
    </style:style>
    <style:style style:name="P11" style:family="paragraph" style:parent-style-name="Standard">
      <style:text-properties officeooo:rsid="000dcbbd" officeooo:paragraph-rsid="0018f690"/>
    </style:style>
    <style:style style:name="P12" style:family="paragraph" style:parent-style-name="Standard">
      <style:text-properties officeooo:paragraph-rsid="00298a5f"/>
    </style:style>
    <style:style style:name="P13"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1abf4"/>
    </style:style>
    <style:style style:name="P14"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27efe"/>
    </style:style>
    <style:style style:name="P15"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3fe16"/>
    </style:style>
    <style:style style:name="P16"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520a6"/>
    </style:style>
    <style:style style:name="P17"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694eb"/>
    </style:style>
    <style:style style:name="P18"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7b96f"/>
    </style:style>
    <style:style style:name="P19"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98a5f"/>
    </style:style>
    <style:style style:name="P20"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9a1c4"/>
    </style:style>
    <style:style style:name="P21" style:family="paragraph" style:parent-style-name="Standard">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text-properties officeooo:paragraph-rsid="00227efe"/>
    </style:style>
    <style:style style:name="P22" style:family="paragraph" style:parent-style-name="Text_20_body">
      <style:paragraph-properties style:writing-mode="lr-tb"/>
      <style:text-properties officeooo:rsid="000dcbbd" officeooo:paragraph-rsid="0020fce1"/>
    </style:style>
    <style:style style:name="P23" style:family="paragraph" style:parent-style-name="Text_20_body">
      <style:paragraph-properties style:writing-mode="lr-tb"/>
      <style:text-properties officeooo:paragraph-rsid="0020fce1"/>
    </style:style>
    <style:style style:name="P24" style:family="paragraph" style:parent-style-name="Text_20_body">
      <style:paragraph-properties style:writing-mode="lr-tb"/>
      <style:text-properties officeooo:rsid="0021abf4" officeooo:paragraph-rsid="0021abf4"/>
    </style:style>
    <style:style style:name="P25" style:family="paragraph" style:parent-style-name="Text_20_body">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text-properties officeooo:paragraph-rsid="0020fce1"/>
    </style:style>
    <style:style style:name="P26" style:family="paragraph" style:parent-style-name="Text_20_body">
      <loext:graphic-properties draw:fill="none" draw:fill-color="#ffffff"/>
      <style:paragraph-properties fo:margin-left="0in" fo:margin-right="0in" style:line-height-at-least="0.2917in" fo:text-align="start" style:justify-single-word="false" fo:text-indent="0in" style:auto-text-indent="false" fo:background-color="transparent" fo:padding="0in" fo:border="none" style:writing-mode="lr-tb"/>
      <style:text-properties officeooo:rsid="0021abf4" officeooo:paragraph-rsid="002b787d"/>
    </style:style>
    <style:style style:name="P27" style:family="paragraph" style:parent-style-name="Text_20_body">
      <loext:graphic-properties draw:fill="none" draw:fill-color="#ffffff"/>
      <style:paragraph-properties fo:margin-left="0in" fo:margin-right="0in" fo:margin-top="0in" fo:margin-bottom="0in" loext:contextual-spacing="false" style:line-height-at-least="0.2917in" fo:text-align="start" style:justify-single-word="false" fo:text-indent="0in" style:auto-text-indent="false" fo:background-color="transparent" fo:padding="0in" fo:border="none" style:writing-mode="lr-tb"/>
      <style:text-properties officeooo:rsid="0021abf4" officeooo:paragraph-rsid="002bc729"/>
    </style:style>
    <style:style style:name="P28" style:family="paragraph" style:parent-style-name="Text_20_body">
      <loext:graphic-properties draw:fill="none" draw:fill-color="#ffffff"/>
      <style:paragraph-properties fo:margin-left="0in" fo:margin-right="0in" fo:margin-top="0in" fo:margin-bottom="0in" loext:contextual-spacing="false" style:line-height-at-least="0.2917in" fo:text-align="start" style:justify-single-word="false" fo:text-indent="0in" style:auto-text-indent="false" fo:background-color="transparent" fo:padding="0in" fo:border="none" style:writing-mode="lr-tb"/>
      <style:text-properties officeooo:rsid="0021abf4" officeooo:paragraph-rsid="002bdbca"/>
    </style:style>
    <style:style style:name="P29" style:family="paragraph" style:parent-style-name="Text_20_body">
      <loext:graphic-properties draw:fill="none" draw:fill-color="#ffffff"/>
      <style:paragraph-properties fo:margin-left="0in" fo:margin-right="0in" fo:margin-top="0in" fo:margin-bottom="0in" loext:contextual-spacing="false" style:line-height-at-least="0.2917in" fo:text-align="start" style:justify-single-word="false" fo:text-indent="0in" style:auto-text-indent="false" fo:background-color="transparent" fo:padding="0in" fo:border="none" style:writing-mode="lr-tb"/>
      <style:text-properties officeooo:rsid="0021abf4" officeooo:paragraph-rsid="002d507b"/>
    </style:style>
    <style:style style:name="P30" style:family="paragraph" style:parent-style-name="Text_20_body">
      <loext:graphic-properties draw:fill="none" draw:fill-color="#ffffff"/>
      <style:paragraph-properties fo:margin-left="0in" fo:margin-right="0in" fo:margin-top="0in" fo:margin-bottom="0in" loext:contextual-spacing="false" style:line-height-at-least="0.2917in" fo:text-align="start" style:justify-single-word="false" fo:text-indent="0in" style:auto-text-indent="false" fo:background-color="transparent" fo:padding="0in" fo:border="none" style:writing-mode="lr-tb"/>
      <style:text-properties officeooo:rsid="0021abf4" officeooo:paragraph-rsid="002e223e"/>
    </style:style>
    <style:style style:name="P31" style:family="paragraph" style:parent-style-name="Text_20_body">
      <loext:graphic-properties draw:fill="none" draw:fill-color="#ffffff"/>
      <style:paragraph-properties fo:margin-left="0in" fo:margin-right="0in" fo:margin-top="0in" fo:margin-bottom="0in" loext:contextual-spacing="false" style:line-height-at-least="0.2917in" fo:text-align="start" style:justify-single-word="false" fo:text-indent="0in" style:auto-text-indent="false" fo:background-color="transparent" fo:padding="0in" fo:border="none" style:writing-mode="lr-tb"/>
      <style:text-properties officeooo:rsid="0021abf4" officeooo:paragraph-rsid="002fe0c0"/>
    </style:style>
    <style:style style:name="P32" style:family="paragraph" style:parent-style-name="Text_20_body">
      <style:paragraph-properties fo:margin-top="0in" fo:margin-bottom="0in" loext:contextual-spacing="false"/>
      <style:text-properties officeooo:paragraph-rsid="0020fce1"/>
    </style:style>
    <style:style style:name="P33" style:family="paragraph" style:parent-style-name="Text_20_body">
      <style:paragraph-properties fo:margin-top="0in" fo:margin-bottom="0in" loext:contextual-spacing="false"/>
      <style:text-properties officeooo:paragraph-rsid="002bdbca"/>
    </style:style>
    <style:style style:name="T1" style:family="text">
      <style:text-properties officeooo:rsid="0009bc1d"/>
    </style:style>
    <style:style style:name="T2" style:family="text">
      <style:text-properties officeooo:rsid="000c48d1"/>
    </style:style>
    <style:style style:name="T3" style:family="text">
      <style:text-properties officeooo:rsid="0012d49c"/>
    </style:style>
    <style:style style:name="T4" style:family="text">
      <style:text-properties officeooo:rsid="00169077"/>
    </style:style>
    <style:style style:name="T5" style:family="text">
      <style:text-properties officeooo:rsid="0015dc05"/>
    </style:style>
    <style:style style:name="T6" style:family="text">
      <style:text-properties officeooo:rsid="0011eef7"/>
    </style:style>
    <style:style style:name="T7" style:family="text">
      <style:text-properties officeooo:rsid="00131f04"/>
    </style:style>
    <style:style style:name="T8" style:family="text">
      <style:text-properties officeooo:rsid="0013f5af"/>
    </style:style>
    <style:style style:name="T9" style:family="text">
      <style:text-properties officeooo:rsid="001d4392"/>
    </style:style>
    <style:style style:name="T10" style:family="text">
      <style:text-properties officeooo:rsid="001d89cc"/>
    </style:style>
    <style:style style:name="T11" style:family="text">
      <style:text-properties officeooo:rsid="001f896d"/>
    </style:style>
    <style:style style:name="T12" style:family="text">
      <style:text-properties officeooo:rsid="003185bb"/>
    </style:style>
    <style:style style:name="T13" style:family="text">
      <style:text-properties officeooo:rsid="0032cf0b"/>
    </style:style>
    <style:style style:name="T14" style:family="text">
      <style:text-properties officeooo:rsid="003466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entation :</text:p>
      <text:p text:style-name="P1"/>
      <text:p text:style-name="P1">Elève à CY-Tech</text:p>
      <text:p text:style-name="P1"/>
      <text:p text:style-name="P2">Présenter la personne (succin) <text:span text:style-name="T1">et où on est</text:span></text:p>
      <text:p text:style-name="P2"/>
      <text:p text:style-name="P2"/>
      <text:p text:style-name="P2"/>
      <text:p text:style-name="P2"/>
      <text:p text:style-name="P2">*********************************************************</text:p>
      <text:p text:style-name="P2"/>
      <text:p text:style-name="P3">Bonjour je suis ….. élève ingénieur à CY-Tech ‘anciennement EISTI’. On se retrouve aujourd’hui afin de parler de (problématique) ‘dans les locaux de (entreprise)’/’en visio sur teams’.</text:p>
      <text:p text:style-name="P4">Je suis avec ….. respons<text:span text:style-name="T2">a</text:span>ble …. à …. .</text:p>
      <text:p text:style-name="P5"/>
      <text:p text:style-name="P10">Créer une situation de confiance.</text:p>
      <text:p text:style-name="P8">Rappeler les raisons de l’enregistrement, et les conditions de l’utilisation de l’enregistrement →<text:span text:style-name="T3"> puremenet interne</text:span>.</text:p>
      <text:p text:style-name="P9">Posibilité d’<text:span text:style-name="T4">anonymiser l’interviever</text:span>.</text:p>
      <text:p text:style-name="P6"/>
      <text:p text:style-name="P6">********************************************************************************</text:p>
      <text:p text:style-name="P6"/>
      <text:p text:style-name="P7">Introduction : </text:p>
      <text:p text:style-name="P7">présentation du module/des objectifs/ rappel de la problématique/ annonce des différentes parties</text:p>
      <text:p text:style-name="P7"/>
      <text:p text:style-name="P7">Partie 1 : Contextualisation concrète</text:p>
      <text:p text:style-name="P7">Choix de l’interlocuteur, Moyen de la prise de RDV, copies des mails ou messages pour RDV, par quel réseau, discours de présentation (soi, méthode, but)</text:p>
      <text:p text:style-name="P7"/>
      <text:p text:style-name="P7">Partie 2 : Analyses</text:p>
      <text:p text:style-name="P7">1° Attitude de Porter chez l’interviewer, 2 exemples avec illustrations et justifications 4pts</text:p>
      <text:p text:style-name="P7">2°Typologie des interventions (de soi) extraits audio choisis (minutage précis) (un positif, un à améliorer) analysés 3pts</text:p>
      <text:p text:style-name="P7">3° Utilisation des données pour répondre à la problématique 2pts</text:p>
      <text:p text:style-name="P7"/>
      <text:p text:style-name="P7">Conclusion</text:p>
      <text:p text:style-name="P7">1° Retour d’expérience sur sa démarche 2pts</text:p>
      <text:p text:style-name="P7">2° Capacité à trouver une ouverture à son sujet (DD/RSE) 2pts</text:p>
      <text:p text:style-name="P7"/>
      <text:p text:style-name="P7">********************************************************************************</text:p>
      <text:p text:style-name="P25">- <text:span text:style-name="T6">Nicolas </text:span><text:span text:style-name="T7">DINIZ</text:span><text:span text:style-name="T6"> : </text:span>Bonjour M. Desmier, Je suis un étudiant ingénieur en deuxième année d'école d'informatique. Je me permets de vous contacter afin de vous demander de faire une interview sur la RSE. Plus précisément sur la partie relations et conditions de travail de la RSE. Cela ne durera pas plus de 30min et portera sur vos expériences personnelles vis-à-vis de ce sujet. Vous êtes le profil parfait pour cette interview au vu de votre vaste expérience sur le sujet de la RSE.   En vous remerciant à l'avance pour votre temps et votre attention, Diniz Nicolas.</text:p>
      <text:p text:style-name="P25"/>
      <text:p text:style-name="P23">- Bertrand DESMIER : Nicolas bonjour, vendredi après midi ? Bien cordialement Bertrand Desmier</text:p>
      <text:p text:style-name="P23"><text:soft-page-break/></text:p>
      <text:p text:style-name="P23">-<text:span text:style-name="T8">Nicolas DINIZ : </text:span>Bonjour,   Malheureusement, je ne suis pas disponible vendredi. Êtes-vous disponible jeudi après midi ou mardi 14 après midi ?</text:p>
      <text:p text:style-name="P23"/>
      <text:p text:style-name="P23">- Bertrand DESMIER : Ok pour jeudi 17h</text:p>
      <text:p text:style-name="P23"/>
      <text:p text:style-name="P23">- <text:span text:style-name="T5">Nicolas DINIZ : </text:span>C'est noté ! Est-il possible de faire l'interview sur teams ?</text:p>
      <text:p text:style-name="P32"/>
      <text:p text:style-name="P32">- Bertrand DESMIER : Oui envoyez-moi une invitation</text:p>
      <text:p text:style-name="P23"/>
      <text:p text:style-name="P22">- <text:span text:style-name="T5">Nicolas DINIZ : </text:span>Je vous enverrais le lien  de l'appel teams un peu avant 17h</text:p>
      <text:p text:style-name="P22"/>
      <text:p text:style-name="P22">********************************************************************************</text:p>
      <text:p text:style-name="P24">Liste des questions :</text:p>
      <text:p text:style-name="P13"><text:span text:style-name="T12">1 </text:span>Tout d'abord, présentez vous et racontez-moi votre parcours dans la RSE.</text:p>
      <text:p text:style-name="P13"/>
      <text:p text:style-name="P21"><text:span text:style-name="T12">2 </text:span>Très bien, <text:span text:style-name="T14">donc c</text:span><text:span text:style-name="T9">arrière très très intéressante. </text:span><text:span text:style-name="T14">Merci beaucoup.</text:span></text:p>
      <text:p text:style-name="P14"><text:span text:style-name="T9">Donc</text:span> au sein des différentes entreprises que dans lesquelles vous êtes passé, concrètement, vous faisiez quoi ? Parce que, de ce que vous m'avez dit, mon interview va plus se porter sur votre première partie de carrière, donc sur la communication. </text:p>
      <text:p text:style-name="P14"/>
      <text:p text:style-name="P14"><text:span text:style-name="T12">3 </text:span>Donc, <text:span text:style-name="T10">ce dont vous avez</text:span> parlé globalement, c'est lié à la loi NRE, non ? J'ai vu ça sur votre profil.</text:p>
      <text:p text:style-name="P14"/>
      <text:p text:style-name="P15"><text:span text:style-name="T12">4 </text:span>D'accord, d'accord.<text:line-break/>Donc du coup vous avez été là au moment où il y a eu ces changements où la RSE est arrivée, s'est créé et qu'avez vous constaté comme changement dans les entreprises ? Là on va se concentrer plus sur les employés. </text:p>
      <text:p text:style-name="P15"/>
      <text:p text:style-name="P15">Tout à fait. </text:p>
      <text:p text:style-name="P15"/>
      <text:p text:style-name="P15">D'accord, du coup, globalement, la RSE a permis une évolution des mentalités.</text:p>
      <text:p text:style-name="P15"/>
      <text:p text:style-name="P16">Donc oui, c'est vraiment un mix de plein de choses qui font cette évolution. </text:p>
      <text:p text:style-name="P16"/>
      <text:p text:style-name="P17"><text:soft-page-break/><text:span text:style-name="T12">5 </text:span>Justement ça va directement dans une de mes questions qui étaient que, comment les entreprises peuvent s'assurer que la RSE et plus précisément, les conditions de travail, sont assurées chez leurs fournisseurs. Et comme vous dites du coup, chez les fournisseurs qui, en plus, sont à l'étranger ? </text:p>
      <text:p text:style-name="P17"/>
      <text:p text:style-name="P18">Système d'information. Enfin, en tout cas, la filière dans laquelle je suis, c'est système d'information. </text:p>
      <text:p text:style-name="P18"/>
      <text:p text:style-name="P12"><text:span text:style-name="T12">6 </text:span>Super. Je savais même pas que ça existait. C'est super intéressant commme dispositif. </text:p>
      <text:p text:style-name="P19">Donc là on va revenir un peu sur ce dont on parlait avant, sur le développement du capital humain. C'est un concept que je suis pas sûr moi-même de bien maîtriser. Donc, dites-moi pour vous ce qu'est le capital humain ? </text:p>
      <text:p text:style-name="P19"/>
      <text:p text:style-name="P20">C'est sûr.</text:p>
      <text:p text:style-name="P20"/>
      <text:p text:style-name="P26"><text:span text:style-name="T12">7 </text:span>Ok, d'accord, elle s'appelle comment l'émission sur TF1 ? </text:p>
      <text:p text:style-name="P26"/>
      <text:p text:style-name="P27"><text:span text:style-name="T12">8 </text:span>Très bien donc du coup. Alors ma question sur le capital humain, vous y avez un peu répondu. La question c'est comment on peut développer ce capital humain, alors vous l'avez déjà dit soit avec des managers à l'écoute, soit en leur proposant des des options de retraite plus avantageuses. <text:line-break/>Qu'est-ce qui a comme autre dispositif possible ? </text:p>
      <text:p text:style-name="P27"/>
      <text:p text:style-name="P33"><text:span text:style-name="T12">9 </text:span>Okay super. Vos réponses sont toujours super complète, merci beaucoup.</text:p>
      <text:p text:style-name="P28">Donc j'ai une dernière question, qui va se porter plus sur le dialogue social et donc on va plus se rapprocher de ce dont vous parliez avec Michelin et la chasse au manager toxique. Quels sont les moyens qui ont été mis en place pour pour permettre une meilleure communication entre les différents niveaux de hiérarchie et faire remonter des informations ?</text:p>
      <text:p text:style-name="P28"/>
      <text:p text:style-name="P29">Oui, du coup, c'est vraiment être humain, au final. </text:p>
      <text:p text:style-name="P29"/>
      <text:p text:style-name="P30">Très bien. Merci beaucoup, je n'ai pas plus de question. </text:p>
      <text:p text:style-name="P30"/>
      <text:p text:style-name="P31">Plaisir partagé.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08:26:23.873805541</meta:creation-date>
    <dc:date>2021-12-22T14:34:50.329858882</dc:date>
    <meta:editing-duration>PT2H53M23S</meta:editing-duration>
    <meta:editing-cycles>43</meta:editing-cycles>
    <meta:generator>LibreOffice/6.4.7.2$Linux_X86_64 LibreOffice_project/40$Build-2</meta:generator>
    <meta:document-statistic meta:table-count="0" meta:image-count="0" meta:object-count="0" meta:page-count="3" meta:paragraph-count="51" meta:word-count="810" meta:character-count="5133" meta:non-whitespace-character-count="4354"/>
  </office:meta>
</office:document-meta>
</file>